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8.6819in" fo:margin-left="-0.0208in" fo:margin-top="0in" fo:margin-bottom="0in" table:align="left" style:writing-mode="page"/>
    </style:style>
    <style:style style:name="Table2.A" style:family="table-column">
      <style:table-column-properties style:column-width="0.7639in"/>
    </style:style>
    <style:style style:name="Table2.B" style:family="table-column">
      <style:table-column-properties style:column-width="0.9681in"/>
    </style:style>
    <style:style style:name="Table2.C" style:family="table-column">
      <style:table-column-properties style:column-width="0.9576in"/>
    </style:style>
    <style:style style:name="Table2.D" style:family="table-column">
      <style:table-column-properties style:column-width="1.0111in"/>
    </style:style>
    <style:style style:name="Table2.E" style:family="table-column">
      <style:table-column-properties style:column-width="2.716in"/>
    </style:style>
    <style:style style:name="Table2.F" style:family="table-column">
      <style:table-column-properties style:column-width="2.2646in"/>
    </style:style>
    <style:style style:name="Table2.1" style:family="table-row">
      <style:table-row-properties style:min-row-height="0.2083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0f6371" officeooo:paragraph-rsid="000f6371"/>
    </style:style>
    <style:style style:name="P2" style:family="paragraph" style:parent-style-name="Standard">
      <style:text-properties officeooo:rsid="000f6371" officeooo:paragraph-rsid="000fe413"/>
    </style:style>
    <style:style style:name="P3" style:family="paragraph" style:parent-style-name="Standard">
      <style:text-properties officeooo:rsid="000f6371" officeooo:paragraph-rsid="0024c1f7"/>
    </style:style>
    <style:style style:name="P4" style:family="paragraph" style:parent-style-name="Standard">
      <style:text-properties officeooo:rsid="000f6371" officeooo:paragraph-rsid="002622a4"/>
    </style:style>
    <style:style style:name="P5" style:family="paragraph" style:parent-style-name="Standard">
      <style:text-properties fo:language="en" fo:country="US" officeooo:rsid="000f6371" officeooo:paragraph-rsid="000f6371"/>
    </style:style>
    <style:style style:name="P6" style:family="paragraph" style:parent-style-name="Standard">
      <style:text-properties fo:language="en" fo:country="US" officeooo:rsid="00150a5a" officeooo:paragraph-rsid="0016b2ed"/>
    </style:style>
    <style:style style:name="P7" style:family="paragraph" style:parent-style-name="Standard">
      <style:text-properties fo:language="en" fo:country="US" officeooo:rsid="000fe413" officeooo:paragraph-rsid="000fe413"/>
    </style:style>
    <style:style style:name="P8" style:family="paragraph" style:parent-style-name="Standard">
      <style:text-properties fo:language="en" fo:country="US" officeooo:rsid="0016fb2e" officeooo:paragraph-rsid="0016fb2e"/>
    </style:style>
    <style:style style:name="P9" style:family="paragraph" style:parent-style-name="Standard">
      <style:text-properties fo:language="en" fo:country="US" officeooo:rsid="002a5f94" officeooo:paragraph-rsid="0027d65a"/>
    </style:style>
    <style:style style:name="P10" style:family="paragraph" style:parent-style-name="Standard">
      <style:text-properties fo:language="en" fo:country="US" officeooo:rsid="00325a06" officeooo:paragraph-rsid="00325a06"/>
    </style:style>
    <style:style style:name="P11" style:family="paragraph" style:parent-style-name="Standard">
      <style:text-properties fo:language="en" fo:country="US" officeooo:rsid="00357aa2" officeooo:paragraph-rsid="00357aa2"/>
    </style:style>
    <style:style style:name="P12" style:family="paragraph" style:parent-style-name="Standard">
      <style:text-properties fo:language="en" fo:country="US" officeooo:rsid="0036e507" officeooo:paragraph-rsid="0036e507"/>
    </style:style>
    <style:style style:name="P13" style:family="paragraph" style:parent-style-name="Standard">
      <style:text-properties fo:language="en" fo:country="US" officeooo:rsid="0039a6f0" officeooo:paragraph-rsid="0039a6f0"/>
    </style:style>
    <style:style style:name="P14" style:family="paragraph" style:parent-style-name="Standard">
      <style:text-properties fo:language="en" fo:country="US" officeooo:rsid="003b2db9" officeooo:paragraph-rsid="003b2db9"/>
    </style:style>
    <style:style style:name="P15" style:family="paragraph" style:parent-style-name="Standard">
      <style:text-properties fo:language="en" fo:country="US" officeooo:rsid="003ccf11" officeooo:paragraph-rsid="003ccf11"/>
    </style:style>
    <style:style style:name="P16" style:family="paragraph" style:parent-style-name="Standard">
      <style:text-properties fo:language="ru" fo:country="RU" officeooo:rsid="000fe413" officeooo:paragraph-rsid="000fe413"/>
    </style:style>
    <style:style style:name="P17" style:family="paragraph" style:parent-style-name="Standard">
      <style:text-properties fo:language="ru" fo:country="RU" officeooo:rsid="000f6371" officeooo:paragraph-rsid="000f6371"/>
    </style:style>
    <style:style style:name="P18" style:family="paragraph" style:parent-style-name="Standard">
      <style:text-properties fo:language="ru" fo:country="RU" officeooo:rsid="00183061" officeooo:paragraph-rsid="00183061"/>
    </style:style>
    <style:style style:name="P19" style:family="paragraph" style:parent-style-name="Standard">
      <style:text-properties fo:language="ru" fo:country="RU" officeooo:rsid="0018391d" officeooo:paragraph-rsid="0018391d"/>
    </style:style>
    <style:style style:name="P20" style:family="paragraph" style:parent-style-name="Standard">
      <style:text-properties fo:language="ru" fo:country="RU" officeooo:rsid="0019c60f" officeooo:paragraph-rsid="0019c60f"/>
    </style:style>
    <style:style style:name="P21" style:family="paragraph" style:parent-style-name="Standard">
      <style:text-properties fo:language="ru" fo:country="RU" officeooo:rsid="0019c60f" officeooo:paragraph-rsid="0019fc35"/>
    </style:style>
    <style:style style:name="P22" style:family="paragraph" style:parent-style-name="Standard">
      <style:text-properties fo:language="ru" fo:country="RU" fo:font-style="italic" fo:font-weight="bold" officeooo:rsid="001a737d" officeooo:paragraph-rsid="001a737d" style:font-style-asian="italic" style:font-weight-asian="bold" style:font-style-complex="italic" style:font-weight-complex="bold"/>
    </style:style>
    <style:style style:name="P23" style:family="paragraph" style:parent-style-name="Standard">
      <style:text-properties fo:language="ru" fo:country="RU" fo:font-style="italic" fo:font-weight="bold" officeooo:rsid="001dc8d5" officeooo:paragraph-rsid="001dc8d5" style:font-style-asian="italic" style:font-weight-asian="bold" style:font-style-complex="italic" style:font-weight-complex="bold"/>
    </style:style>
    <style:style style:name="P24" style:family="paragraph" style:parent-style-name="Standard">
      <style:text-properties fo:language="ru" fo:country="RU" officeooo:rsid="001c3859" officeooo:paragraph-rsid="001c3859"/>
    </style:style>
    <style:style style:name="P25" style:family="paragraph" style:parent-style-name="Standard">
      <style:text-properties fo:language="ru" fo:country="RU" fo:font-style="normal" fo:font-weight="normal" officeooo:rsid="001dc8d5" officeooo:paragraph-rsid="001dc8d5" style:font-style-asian="normal" style:font-weight-asian="normal" style:font-style-complex="normal" style:font-weight-complex="normal"/>
    </style:style>
    <style:style style:name="P26" style:family="paragraph" style:parent-style-name="Standard">
      <style:text-properties fo:language="ru" fo:country="RU" fo:font-style="normal" fo:font-weight="normal" officeooo:rsid="001a737d" officeooo:paragraph-rsid="001a737d" style:font-style-asian="normal" style:font-weight-asian="normal" style:font-style-complex="normal" style:font-weight-complex="normal"/>
    </style:style>
    <style:style style:name="P27" style:family="paragraph" style:parent-style-name="Standard">
      <style:text-properties fo:language="ru" fo:country="RU" officeooo:rsid="001ebde3" officeooo:paragraph-rsid="001ebde3"/>
    </style:style>
    <style:style style:name="P28" style:family="paragraph" style:parent-style-name="Standard">
      <style:text-properties fo:language="ru" fo:country="RU" officeooo:rsid="001f0d16" officeooo:paragraph-rsid="001f0d16"/>
    </style:style>
    <style:style style:name="P29" style:family="paragraph" style:parent-style-name="Standard">
      <style:text-properties fo:language="ru" fo:country="RU" officeooo:rsid="002292b8" officeooo:paragraph-rsid="002292b8"/>
    </style:style>
    <style:style style:name="P30" style:family="paragraph" style:parent-style-name="Standard">
      <style:text-properties fo:language="ru" fo:country="RU" officeooo:rsid="00234275" officeooo:paragraph-rsid="00234275"/>
    </style:style>
    <style:style style:name="P31" style:family="paragraph" style:parent-style-name="Standard">
      <style:text-properties fo:language="ru" fo:country="RU" officeooo:rsid="002357f6" officeooo:paragraph-rsid="002357f6"/>
    </style:style>
    <style:style style:name="P32" style:family="paragraph" style:parent-style-name="Standard">
      <style:text-properties fo:language="ru" fo:country="RU" officeooo:rsid="0013452b" officeooo:paragraph-rsid="000fe413"/>
    </style:style>
    <style:style style:name="P33" style:family="paragraph" style:parent-style-name="Standard">
      <style:text-properties fo:language="ru" fo:country="RU" officeooo:rsid="0027d65a" officeooo:paragraph-rsid="0027d65a"/>
    </style:style>
    <style:style style:name="P34" style:family="paragraph" style:parent-style-name="Standard">
      <style:text-properties fo:language="ru" fo:country="RU" officeooo:rsid="002a5f94" officeooo:paragraph-rsid="002a5f94"/>
    </style:style>
    <style:style style:name="P35" style:family="paragraph" style:parent-style-name="Standard">
      <style:text-properties fo:language="ru" fo:country="RU" officeooo:rsid="002b0613" officeooo:paragraph-rsid="002b0fb2"/>
    </style:style>
    <style:style style:name="P36" style:family="paragraph" style:parent-style-name="Standard">
      <style:text-properties fo:language="ru" fo:country="RU" officeooo:rsid="002b0613" officeooo:paragraph-rsid="002c8a0c"/>
    </style:style>
    <style:style style:name="P37" style:family="paragraph" style:parent-style-name="Standard">
      <style:text-properties fo:language="ru" fo:country="RU" officeooo:rsid="0030f004" officeooo:paragraph-rsid="0030f004"/>
    </style:style>
    <style:style style:name="P38" style:family="paragraph" style:parent-style-name="Standard">
      <style:text-properties fo:language="ru" fo:country="RU" officeooo:rsid="00325a06" officeooo:paragraph-rsid="00325a06"/>
    </style:style>
    <style:style style:name="P39" style:family="paragraph" style:parent-style-name="Standard">
      <style:text-properties fo:language="ru" fo:country="RU" officeooo:rsid="003ff2e5" officeooo:paragraph-rsid="003ff2e5"/>
    </style:style>
    <style:style style:name="P40" style:family="paragraph" style:parent-style-name="Standard">
      <style:text-properties fo:language="ru" fo:country="RU" officeooo:rsid="00418142" officeooo:paragraph-rsid="00418142"/>
    </style:style>
    <style:style style:name="P41" style:family="paragraph" style:parent-style-name="Standard">
      <style:paragraph-properties fo:text-align="center" style:justify-single-word="false"/>
      <style:text-properties fo:font-size="14pt" fo:language="en" fo:country="US" fo:font-weight="bold" officeooo:rsid="000f6371" officeooo:paragraph-rsid="000f6371"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weight="bold" officeooo:rsid="000f6371" officeooo:paragraph-rsid="000f6371" style:font-weight-asian="bold" style:font-weight-complex="bold"/>
    </style:style>
    <style:style style:name="P43" style:family="paragraph" style:parent-style-name="Standard">
      <style:paragraph-properties fo:text-align="center" style:justify-single-word="false"/>
      <style:text-properties fo:font-weight="bold" officeooo:rsid="000f6371" officeooo:paragraph-rsid="0024c1f7" style:font-weight-asian="bold" style:font-weight-complex="bold"/>
    </style:style>
    <style:style style:name="P44" style:family="paragraph" style:parent-style-name="Standard">
      <style:text-properties officeooo:paragraph-rsid="003ff2e5"/>
    </style:style>
    <style:style style:name="P45" style:family="paragraph" style:parent-style-name="Standard">
      <style:text-properties fo:language="en" fo:country="US" officeooo:rsid="00418142" officeooo:paragraph-rsid="00422599"/>
    </style:style>
    <style:style style:name="P46" style:family="paragraph" style:parent-style-name="Standard">
      <style:text-properties fo:language="en" fo:country="US" officeooo:rsid="00422599" officeooo:paragraph-rsid="00422599"/>
    </style:style>
    <style:style style:name="P47" style:family="paragraph" style:parent-style-name="Standard">
      <style:text-properties fo:language="en" fo:country="US" officeooo:rsid="00436fa8" officeooo:paragraph-rsid="00436fa8"/>
    </style:style>
    <style:style style:name="P48" style:family="paragraph" style:parent-style-name="Standard">
      <style:text-properties fo:language="ru" fo:country="RU" officeooo:rsid="003ff2e5" officeooo:paragraph-rsid="00418142"/>
    </style:style>
    <style:style style:name="P49" style:family="paragraph" style:parent-style-name="Standard">
      <style:paragraph-properties fo:text-align="start" style:justify-single-word="false">
        <style:tab-stops/>
      </style:paragraph-properties>
    </style:style>
    <style:style style:name="P50" style:family="paragraph" style:parent-style-name="Standard">
      <style:text-properties officeooo:paragraph-rsid="00436fa8"/>
    </style:style>
    <style:style style:name="P51" style:family="paragraph" style:parent-style-name="Standard">
      <style:text-properties officeooo:paragraph-rsid="0043aa10"/>
    </style:style>
    <style:style style:name="P52" style:family="paragraph" style:parent-style-name="Standard">
      <style:text-properties officeooo:rsid="0043aa10" officeooo:paragraph-rsid="0043aa10"/>
    </style:style>
    <style:style style:name="P53" style:family="paragraph" style:parent-style-name="Standard">
      <style:text-properties officeooo:rsid="0043aa10" officeooo:paragraph-rsid="004542f2"/>
    </style:style>
    <style:style style:name="P54" style:family="paragraph" style:parent-style-name="Standard">
      <style:text-properties officeooo:rsid="00470d08" officeooo:paragraph-rsid="00470d08"/>
    </style:style>
    <style:style style:name="T1" style:family="text">
      <style:text-properties fo:language="ru" fo:country="RU"/>
    </style:style>
    <style:style style:name="T2" style:family="text">
      <style:text-properties fo:language="ru" fo:country="RU" officeooo:rsid="0013452b"/>
    </style:style>
    <style:style style:name="T3" style:family="text">
      <style:text-properties fo:language="ru" fo:country="RU" officeooo:rsid="0016b2ed"/>
    </style:style>
    <style:style style:name="T4" style:family="text">
      <style:text-properties fo:language="ru" fo:country="RU" officeooo:rsid="0016e93a"/>
    </style:style>
    <style:style style:name="T5" style:family="text">
      <style:text-properties fo:language="ru" fo:country="RU" officeooo:rsid="00183061"/>
    </style:style>
    <style:style style:name="T6" style:family="text">
      <style:text-properties fo:language="ru" fo:country="RU" officeooo:rsid="0023ca51"/>
    </style:style>
    <style:style style:name="T7" style:family="text">
      <style:text-properties fo:language="ru" fo:country="RU" officeooo:rsid="0024c1f7"/>
    </style:style>
    <style:style style:name="T8" style:family="text">
      <style:text-properties fo:language="ru" fo:country="RU" officeooo:rsid="002622a4"/>
    </style:style>
    <style:style style:name="T9" style:family="text">
      <style:text-properties fo:language="ru" fo:country="RU" officeooo:rsid="003ff2e5"/>
    </style:style>
    <style:style style:name="T10" style:family="text">
      <style:text-properties fo:language="ru" fo:country="RU" officeooo:rsid="00436fa8"/>
    </style:style>
    <style:style style:name="T11" style:family="text">
      <style:text-properties fo:language="ru" fo:country="RU" fo:font-weight="normal" officeooo:rsid="00436fa8" style:font-weight-asian="normal" style:font-weight-complex="normal"/>
    </style:style>
    <style:style style:name="T12" style:family="text">
      <style:text-properties fo:language="ru" fo:country="RU" fo:font-style="normal" fo:font-weight="normal" officeooo:rsid="001a737d" style:font-style-asian="normal" style:font-weight-asian="normal" style:font-style-complex="normal" style:font-weight-complex="normal"/>
    </style:style>
    <style:style style:name="T13" style:family="text">
      <style:text-properties fo:language="ru" fo:country="RU" fo:font-style="normal" fo:font-weight="normal" officeooo:rsid="0043aa10" style:font-style-asian="normal" style:font-weight-asian="normal" style:font-style-complex="normal" style:font-weight-complex="normal"/>
    </style:style>
    <style:style style:name="T14" style:family="text">
      <style:text-properties fo:language="ru" fo:country="RU" officeooo:rsid="0043aa10"/>
    </style:style>
    <style:style style:name="T15" style:family="text">
      <style:text-properties fo:language="en" fo:country="US"/>
    </style:style>
    <style:style style:name="T16" style:family="text">
      <style:text-properties fo:language="en" fo:country="US" officeooo:rsid="0011cd36"/>
    </style:style>
    <style:style style:name="T17" style:family="text">
      <style:text-properties fo:language="en" fo:country="US" fo:font-style="normal" fo:font-weight="normal" style:font-style-asian="normal" style:font-weight-asian="normal" style:font-style-complex="normal" style:font-weight-complex="normal"/>
    </style:style>
    <style:style style:name="T18" style:family="text">
      <style:text-properties fo:language="en" fo:country="US" fo:font-style="normal" fo:font-weight="normal" officeooo:rsid="001ebde3" style:font-style-asian="normal" style:font-weight-asian="normal" style:font-style-complex="normal" style:font-weight-complex="normal"/>
    </style:style>
    <style:style style:name="T19" style:family="text">
      <style:text-properties fo:language="en" fo:country="US" officeooo:rsid="001ebde3"/>
    </style:style>
    <style:style style:name="T20" style:family="text">
      <style:text-properties fo:language="en" fo:country="US" officeooo:rsid="0023ca51"/>
    </style:style>
    <style:style style:name="T21" style:family="text">
      <style:text-properties fo:language="en" fo:country="US" officeooo:rsid="00290bb8"/>
    </style:style>
    <style:style style:name="T22" style:family="text">
      <style:text-properties fo:language="en" fo:country="US" officeooo:rsid="002a5f94"/>
    </style:style>
    <style:style style:name="T23" style:family="text">
      <style:text-properties fo:language="en" fo:country="US" officeooo:rsid="002c8a0c"/>
    </style:style>
    <style:style style:name="T24" style:family="text">
      <style:text-properties fo:language="en" fo:country="US" officeooo:rsid="002efba6"/>
    </style:style>
    <style:style style:name="T25" style:family="text">
      <style:text-properties fo:language="en" fo:country="US" fo:font-weight="bold" style:font-weight-asian="bold" style:font-weight-complex="bold"/>
    </style:style>
    <style:style style:name="T26" style:family="text">
      <style:text-properties fo:language="en" fo:country="US" fo:font-weight="bold" officeooo:rsid="002a5f94" style:font-weight-asian="bold" style:font-weight-complex="bold"/>
    </style:style>
    <style:style style:name="T27" style:family="text">
      <style:text-properties fo:language="en" fo:country="US" fo:font-weight="bold" officeooo:rsid="00436fa8" style:font-weight-asian="bold" style:font-weight-complex="bold"/>
    </style:style>
    <style:style style:name="T28" style:family="text">
      <style:text-properties fo:language="en" fo:country="US" officeooo:rsid="0034570f"/>
    </style:style>
    <style:style style:name="T29" style:family="text">
      <style:text-properties fo:language="en" fo:country="US" officeooo:rsid="003ccf11"/>
    </style:style>
    <style:style style:name="T30" style:family="text">
      <style:text-properties fo:language="en" fo:country="US" officeooo:rsid="003ff2e5"/>
    </style:style>
    <style:style style:name="T31" style:family="text">
      <style:text-properties fo:language="en" fo:country="US" officeooo:rsid="00418142"/>
    </style:style>
    <style:style style:name="T32" style:family="text">
      <style:text-properties fo:language="en" fo:country="US" officeooo:rsid="00422599"/>
    </style:style>
    <style:style style:name="T33" style:family="text">
      <style:text-properties fo:language="en" fo:country="US" officeooo:rsid="00436fa8"/>
    </style:style>
    <style:style style:name="T34" style:family="text">
      <style:text-properties fo:language="en" fo:country="US" fo:font-weight="normal" officeooo:rsid="00436fa8" style:font-weight-asian="normal" style:font-weight-complex="normal"/>
    </style:style>
    <style:style style:name="T35" style:family="text">
      <style:text-properties fo:language="en" fo:country="US" officeooo:rsid="00470d08"/>
    </style:style>
    <style:style style:name="T36" style:family="text">
      <style:text-properties officeooo:rsid="0011cd36"/>
    </style:style>
    <style:style style:name="T37" style:family="text">
      <style:text-properties officeooo:rsid="0016b2ed"/>
    </style:style>
    <style:style style:name="T38" style:family="text">
      <style:text-properties officeooo:rsid="0019c60f"/>
    </style:style>
    <style:style style:name="T39" style:family="text">
      <style:text-properties officeooo:rsid="0019fc35"/>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1ebde3" style:font-style-asian="italic" style:font-weight-asian="bold" style:font-style-complex="italic" style:font-weight-complex="bold"/>
    </style:style>
    <style:style style:name="T42" style:family="text">
      <style:text-properties fo:font-style="italic" fo:font-weight="bold" officeooo:rsid="00234275" style:font-style-asian="italic" style:font-weight-asian="bold" style:font-style-complex="italic"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1ebde3" style:font-style-asian="normal" style:font-weight-asian="normal" style:font-style-complex="normal" style:font-weight-complex="normal"/>
    </style:style>
    <style:style style:name="T45" style:family="text">
      <style:text-properties officeooo:rsid="001dc8d5"/>
    </style:style>
    <style:style style:name="T46" style:family="text">
      <style:text-properties style:text-underline-style="solid" style:text-underline-width="auto" style:text-underline-color="font-color"/>
    </style:style>
    <style:style style:name="T47" style:family="text">
      <style:text-properties officeooo:rsid="001ebde3"/>
    </style:style>
    <style:style style:name="T48" style:family="text">
      <style:text-properties officeooo:rsid="00234275"/>
    </style:style>
    <style:style style:name="T49" style:family="text">
      <style:text-properties officeooo:rsid="002a5f94"/>
    </style:style>
    <style:style style:name="T50" style:family="text">
      <style:text-properties officeooo:rsid="002b0fb2"/>
    </style:style>
    <style:style style:name="T51" style:family="text">
      <style:text-properties officeooo:rsid="002c8a0c"/>
    </style:style>
    <style:style style:name="T52" style:family="text">
      <style:text-properties style:text-underline-style="solid" style:text-underline-type="double" style:text-underline-width="auto" style:text-underline-color="font-color" officeooo:rsid="002c8a0c"/>
    </style:style>
    <style:style style:name="T53" style:family="text">
      <style:text-properties style:text-underline-style="solid" style:text-underline-type="double" style:text-underline-width="auto" style:text-underline-color="font-color" officeooo:rsid="002dda85"/>
    </style:style>
    <style:style style:name="T54" style:family="text">
      <style:text-properties officeooo:rsid="002efba6"/>
    </style:style>
    <style:style style:name="T55" style:family="text">
      <style:text-properties officeooo:rsid="003ba215"/>
    </style:style>
    <style:style style:name="T56" style:family="text">
      <style:text-properties fo:font-weight="bold" style:font-weight-asian="bold" style:font-weight-complex="bold"/>
    </style:style>
    <style:style style:name="T57" style:family="text">
      <style:text-properties fo:font-weight="bold" officeooo:rsid="0016b2ed" style:font-weight-asian="bold" style:font-weight-complex="bold"/>
    </style:style>
    <style:style style:name="T58" style:family="text">
      <style:text-properties officeooo:rsid="00418142"/>
    </style:style>
    <style:style style:name="T59" style:family="text">
      <style:text-properties officeooo:rsid="00436fa8"/>
    </style:style>
    <style:style style:name="T60"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61" style:family="text">
      <style:text-properties style:text-outline="false" style:text-line-through-style="none" style:text-line-through-type="none" style:font-name="Liberation Sans" fo:font-size="10pt" fo:language="en" fo:country="US" fo:font-style="normal" fo:text-shadow="none" style:text-underline-style="none" fo:font-weight="normal" officeooo:rsid="00422599" style:font-size-asian="10pt" style:font-style-asian="normal" style:font-weight-asian="normal" style:text-emphasize="none"/>
    </style:style>
    <style:style style:name="T62" style:family="text">
      <style:text-properties style:text-outline="false" style:text-line-through-style="none" style:text-line-through-type="none" style:font-name="Liberation Sans" fo:font-size="10pt" fo:language="ru" fo:country="RU" fo:font-style="normal" fo:text-shadow="none" style:text-underline-style="none" fo:font-weight="normal" officeooo:rsid="00436fa8" style:font-size-asian="10pt" style:font-style-asian="normal" style:font-weight-asian="normal" style:text-emphasize="none"/>
    </style:style>
    <style:style style:name="T63"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64" style:family="text">
      <style:text-properties officeooo:rsid="0043a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SQLite</text:p>
      <text:p text:style-name="P3"><text:line-break/>SQLite – <text:span text:style-name="T2">облегченная встариваемая субд (не возможности поделится правилами доступа)<text:line-break/>преимущества — это файловая структура (база состоит из одного файла — ее легко переносить)</text:span></text:p>
      <text:p text:style-name="P32"/>
      <text:p text:style-name="P2"><text:span text:style-name="T2">- </text:span><text:span text:style-name="T6">встраиваемая кроссплатформенная СУБД </text:span><text:span text:style-name="T20">SQL92 </text:span><text:span text:style-name="T6">(не используется без приложения)</text:span></text:p>
      <text:p text:style-name="P2"><text:span text:style-name="T2">- </text:span><text:span text:style-name="T6">состоит из двух файлов<text:line-break/><text:tab/>1 библиотека, в которой есть различные функции позволяющие производить операции с БД и настр</text:span><text:span text:style-name="T7">а</text:span><text:span text:style-name="T6">ивать СУБД<text:line-break/><text:tab/>2 оболочка которая дает доступ к библиотеке <text:line-break/></text:span></text:p>
      <text:p text:style-name="P2"><text:span text:style-name="T2">- </text:span><text:span text:style-name="T7">библиотека с динамической типизацие данных При созданиии таблиц мы момжем не указывать типы данных которые будут храниться в столбцах Библиотека самостоятельно будет преобразовывать типы данных при необходимости (в большинстве случаев типизация нужна только для сравнения данных)</text:span></text:p>
      <text:p text:style-name="P4"><text:span text:style-name="T2">- </text:span><text:span text:style-name="T8">не является приложение работающим по прнципу клиент-сервер. <text:s/></text:span><text:span text:style-name="T1">SQLite </text:span><text:span text:style-name="T8">не является отдельным процессом взапущенным на компе Клиеном может выступать любое приложение которой обращается к бд под управлением <text:s/></text:span><text:span text:style-name="T1">SQLite. </text:span><text:span text:style-name="T8">Из этого следует что права доступа определяются правами доступа к файлам и папкам в ОС</text:span></text:p>
      <text:p text:style-name="P2"><text:span text:style-name="T2">-</text:span><text:span text:style-name="T8"> написана на языке С</text:span></text:p>
      <text:p text:style-name="P1"/>
      <text:p text:style-name="P34">Типизация данных -<text:line-break/></text:p>
      <text:p text:style-name="P33">Классы данных <text:span text:style-name="T15">(</text:span>не типы данных) !!! НЕТ <text:span text:style-name="T15">BOOLEAN </text:span>и <text:span text:style-name="T15">DATETIME</text:span><text:line-break/> - <text:span text:style-name="T15">NULL<text:line-break/> - INTEGER </text:span><text:span text:style-name="T22">(</text:span><text:span text:style-name="T49">на диске могут храниться как 1 или 2 или 3 … байта но при чтении приводятся к 8 байтному формату)</text:span><text:span text:style-name="T15"><text:line-break/> - REAL<text:line-break/> - TEXT </text:span><text:span text:style-name="T21">(UTF8/16)</text:span><text:span text:style-name="T15"><text:line-break/> - BLOB </text:span><text:span text:style-name="T22">binnar data<text:line-break/></text:span></text:p>
      <text:p text:style-name="P35">Дата и время<text:line-break/> <text:s/><text:span text:style-name="T15">TEXT – “YYYY-MM-DD HH:MM:SS.SSS”<text:line-break/> <text:s/>REAL – </text:span>дни по Юлианскому календарю<text:line-break/> <text:s/><text:span text:style-name="T15">INTEGER – </text:span>секунды с 1 января 1970г. (<text:span text:style-name="T15">UNIX</text:span>)</text:p>
      <text:p text:style-name="P35"/>
      <text:p text:style-name="P36"><text:span text:style-name="T50">Аффинированные тип данных — рекомендованный тип для столбца<text:line-break/><text:tab/></text:span><text:span text:style-name="T23">NUMERIC</text:span></text:p>
      <text:p text:style-name="P36"><text:span text:style-name="T23"><text:tab/></text:span><text:span text:style-name="T51">правила </text:span><text:span text:style-name="T52">аффи</text:span><text:span text:style-name="T53">н</text:span><text:span text:style-name="T52">ирования</text:span><text:span text:style-name="T23"><text:line-break/><text:tab/>INT → INTEGER<text:line-break/><text:tab/>CHAR,TEXT,VARCHAR,CLOB → TEXT</text:span></text:p>
      <text:p text:style-name="P36"><text:span text:style-name="T23"><text:tab/>BLOB,’’ → NONE </text:span><text:span text:style-name="T54">(он же </text:span><text:span text:style-name="T24">BLOB</text:span><text:span text:style-name="T54">)</text:span></text:p>
      <text:p text:style-name="P36"><text:span text:style-name="T23"><text:tab/>REAL, LOAT, DOUB → REAL<text:line-break/><text:tab/>NUMERIC<text:tab/></text:span><text:line-break/></text:p>
      <text:p text:style-name="P37">Правила преобразования данных<text:line-break/> 1. если одно значение имееь класс <text:span text:style-name="T15">INTEGER, REAL, NUMERIC </text:span>а второое <text:span text:style-name="T15">TEXT, BLOB </text:span>то попытается преобразовать второе к <text:span text:style-name="T15">NUMERIC</text:span></text:p>
      <text:p text:style-name="P37"><text:soft-page-break/><text:span text:style-name="T15">2. </text:span>если первое <text:span text:style-name="T15">TEXT <text:s/></text:span>а второй не задан то второе к <text:span text:style-name="T15">TEXT<text:line-break/>3 </text:span>если два первых не сработали то преобразование не применяется</text:p>
      <text:p text:style-name="P9"/>
      <text:p text:style-name="P38"><text:span text:style-name="T26">D</text:span><text:span text:style-name="T25">DL</text:span><text:span text:style-name="T15"><text:line-break/><text:line-break/>CREATE TABLE </text:span><text:span text:style-name="T29">(IF NOT EXISTS)</text:span></text:p>
      <text:p text:style-name="P38"><text:span text:style-name="T15">CREATE INDEX - </text:span><text:span text:style-name="T28">CREATE INDEX index_pop ON table_name(by_fields) </text:span></text:p>
      <text:p text:style-name="P10">CREATE TRIGGER</text:p>
      <text:p text:style-name="P38"><text:span text:style-name="T15">CREATE VIEW - </text:span><text:span text:style-name="T28">CREATE VIEW name AS SELECT id, name FROM city</text:span></text:p>
      <text:p text:style-name="P10">CREATE VIRTUAL VIEW</text:p>
      <text:p text:style-name="P10"/>
      <text:p text:style-name="P15">CREATE TEMP TABLE tableName (<text:span text:style-name="T1">временная таблица — удаляется видна только создателю)<text:line-break/></text:span>CREATE TABLE tableName <text:s/>AS <text:s/>SELECT fileds FROM tableN </text:p>
      <text:p text:style-name="P10"/>
      <text:p text:style-name="P11">ALTER <text:line-break/><text:tab/>ALTER TABLE table_name RENAME TO new_table_name;<text:line-break/><text:tab/>ALTER TABLE table_name ADD COLUMN e;</text:p>
      <text:p text:style-name="P11"/>
      <text:p text:style-name="P13">DROP TABLE</text:p>
      <text:p text:style-name="P13"/>
      <text:p text:style-name="P11">-------------</text:p>
      <text:p text:style-name="P11"/>
      <text:p text:style-name="P12">INSERT INTO table_name (column,) VALUES (..,..,..)<text:line-break/>UPDATE table_name SET columnName = <text:s/>WHERE condition</text:p>
      <text:p text:style-name="P13">DELETE FROM table_name WHERE conditions (ORDER BY …. LIMIT)</text:p>
      <text:p text:style-name="P13"/>
      <text:p text:style-name="P14">PRIMARY KEY <text:span text:style-name="T55">or PRIMARY KEY (column_name)</text:span><text:line-break/>NOT NULL<text:line-break/>UNIQUE</text:p>
      <text:p text:style-name="P12"/>
      <text:p text:style-name="P9"/>
      <text:p text:style-name="P1"/>
      <text:p text:style-name="P42">DB <text:span text:style-name="T1">нормализация</text:span></text:p>
      <text:p text:style-name="P1"><text:a xlink:type="simple" xlink:href="https://www.youtube.com/watch?v=zqQxWdTpSIA&amp;ab_channel=ListenIT" text:style-name="Internet_20_link" text:visited-style-name="Visited_20_Internet_20_Link"><text:span text:style-name="T1">https://www.youtube.com/watch?v=zqQxWdTpSIA&amp;ab_channel=ListenIT</text:span></text:a></text:p>
      <text:p text:style-name="P8"><text:span text:style-name="T1">Нормализация</text:span> – <text:span text:style-name="T1">это процесс удаления избыточных данных<text:line-break/><text:tab/><text:tab/>- это метод проектирования баз д</text:span><text:span text:style-name="T5">а</text:span><text:span text:style-name="T1">нных который позволяет привести БД к <text:tab/><text:tab/><text:tab/><text:tab/>минимальной избыточности</text:span></text:p>
      <text:p text:style-name="P18">Нужна для <text:line-break/><text:tab/>- <text:s/>устранения аномалий<text:line-break/><text:tab/>- повышения производительности </text:p>
      <text:p text:style-name="P18"><text:tab/>- повышения удобства управления данными</text:p>
      <text:p text:style-name="P18"><text:tab/></text:p>
      <text:p text:style-name="P18">Избыточность — когда одни и те же данные хранятся в несколькмх местах бд</text:p>
      <text:p text:style-name="P18"/>
      <text:p text:style-name="P18">Нормальная форма — это набор правил и критириев которым должна отвечать БД<text:line-break/><text:line-break/>Нормальзация — последовательный процесс приведения БД к эталонному виду (от одной нормальной формы к другой)</text:p>
      <text:p text:style-name="P18"/>
      <text:p text:style-name="P19"><text:soft-page-break/>Полный порядок НФ<text:line-break/>1) ненормализованная форма или нулевая нормальная форма <text:span text:style-name="T15">UNF</text:span></text:p>
      <text:p text:style-name="P19"><text:span text:style-name="T15">2) </text:span>первая нормальная форма <text:span text:style-name="T15">1NF</text:span><text:line-break/>3) вторая нормальная форма <text:span text:style-name="T15">2NF</text:span><text:line-break/>4) третья нормальная форма <text:s/>3<text:span text:style-name="T15">NF</text:span></text:p>
      <text:p text:style-name="P19">5) нормальная форма Бойса-Кодда <text:s/><text:span text:style-name="T15">BCNF</text:span></text:p>
      <text:p text:style-name="P19">6) четвертая нормальная форма <text:s/>4<text:span text:style-name="T15">NF</text:span></text:p>
      <text:p text:style-name="P19">7) пятая нормальная форма <text:s/>5<text:span text:style-name="T15">NF</text:span></text:p>
      <text:p text:style-name="P19">8) доменно-ключевая нормальная форма <text:span text:style-name="T15">DKNF</text:span><text:line-break/>9) шестая нормальная форма 6<text:span text:style-name="T15">NF</text:span><text:line-break/><text:line-break/><text:span text:style-name="T38">Перед приведение БД к нормальной форме нужно привести ее к табличному виду так чтобы он отвечал базовым принципам реляционной теори<text:line-break/><text:line-break/>Строки в таблицах не должны быть пронумерованны (порядок строк и столбцов не имеет значения)</text:span></text:p>
      <text:p text:style-name="P19"/>
      <text:p text:style-name="P24">Декомпозиция — это процесс разбиения одного отношения (таблицы) на несколько</text:p>
      <text:p text:style-name="P18"/>
      <text:p text:style-name="P20"><text:span text:style-name="T40">Первая нормальная форма </text:span><text:span text:style-name="T41">(таблицы должны быть реляционными)</text:span><text:line-break/><text:tab/>таблицы должны соответствовать реляционной модели данных и соблюдать определенные реляционные принципы<text:line-break/><text:tab/>- в таблице не должно быть дублирующих строк</text:p>
      <text:p text:style-name="P21"><text:tab/>- в каждой ячейке хранится атомарное значение (одно не составное значение)<text:line-break/><text:tab/>- в столбце хранятся данные одного типа<text:line-break/><text:tab/>- отсутс<text:span text:style-name="T45">т</text:span>вуют массивы и списки в любом виде</text:p>
      <text:p text:style-name="P21"><text:tab/><text:span text:style-name="T39">Назначение строк — хранить данные<text:line-break/><text:tab/>Назначение столбцов — хранить структурную информацию<text:line-break/><text:tab/>Назначение ячеек — хранить атомарное значение</text:span><text:line-break/></text:p>
      <text:p text:style-name="P22">Вторая нормальная форма <text:span text:style-name="T47">(таблицы должны иметь ключ)</text:span></text:p>
      <text:p text:style-name="P22"><text:span text:style-name="T43">- таблица должна быть в 1</text:span><text:span text:style-name="T17">NF<text:line-break/> - </text:span><text:span text:style-name="T43">таблица должна иметь ключ<text:line-break/> - все неключевые столбцы должны зависеть от полного ключа (в случае если ключ составной)</text:span></text:p>
      <text:p text:style-name="P26"/>
      <text:p text:style-name="P26">Ключ - столбец или набор столбцов по которым можно отличить строки друг от друга, т. е. Ключ идентифицирует строку таблицы. По ключу можно обратиться к конкретной строке данных в таблице.</text:p>
      <text:p text:style-name="P22"/>
      <text:p text:style-name="P23">Третья нормальная форма <text:span text:style-name="T47">(не ключевые столбцы не должны быть ключами)<text:line-break/></text:span><text:span text:style-name="T44">- таблица должна быть во 2</text:span><text:span text:style-name="T18">NF</text:span></text:p>
      <text:p text:style-name="P25">- в таблице должна <text:span text:style-name="T15">отсутс</text:span><text:span text:style-name="T19">т</text:span><text:span text:style-name="T15">вовать</text:span> транзитивная зависимость<text:line-break/>Транзитивная зависимость — это когда неключевые столбцы зависят от значений других неключевых столбцов</text:p>
      <text:p text:style-name="P26"/>
      <text:p text:style-name="P25">Неключевые столбцы не должны пытаться играть роль ключа в таблице<text:line-break/><text:line-break/><text:span text:style-name="T46">Таблица должна содержать правильные неключевые столбцы</text:span></text:p>
      <text:p text:style-name="P17"/>
      <text:p text:style-name="P27"><text:soft-page-break/><text:span text:style-name="T40">Нормальная форма Бойса-Кодда (только для таблиц с составными ключами)</text:span><text:line-break/>- таблица должна быть в <text:span text:style-name="T15">3NF<text:line-break/>- </text:span>ключевые атрибуты составного ключа не должны зависеть от неключевых атрибутов<text:line-break/><text:line-break/><text:span text:style-name="T46">Часть составного первичного ключа не должна зависеть от неключевого столбца</text:span></text:p>
      <text:p text:style-name="P27"/>
      <text:p text:style-name="P28"><text:span text:style-name="T40">Четвертая нормальная форма </text:span><text:line-break/> - соответсвие предыдущим<text:line-break/> - в таблицах должны отсуствовать нетривиальные многозначные зависимости<text:line-break/><text:line-break/>Пример<text:line-break/> Есть таблица со столбцами А В С При этом В и С не свзяаны между собой но по отдельности зависят от А Для каждого значения А есть множество занчений В и для -.- А есть множество значений С<text:line-break/>Получаем зависимости<text:line-break/> А —&gt; В<text:line-break/> А —&gt; С</text:p>
      <text:p text:style-name="P28"/>
      <text:p text:style-name="P29"><text:span text:style-name="T40">Пятая нормальная форма</text:span><text:line-break/>(проектно соединительная нормальная форма)<text:line-break/>- соответсвие предыдущим</text:p>
      <text:p text:style-name="P29">- когда каждая нетривиальная зависимость соединения в ней определяется потенциальным ключом (ключами) этого отношения<text:line-break/>(есть таблицы которые при декомпозиции на 2 таблицы могут потерять часть данных но при декомпозиции на 3 таблицы потери удается избежать <text:span text:style-name="T48">и если при соединении этих трех таблиц мы получаем исходную то считается что таблицы в 5 форме</text:span>) — <text:span text:style-name="T48">Декомпозиция без потерь</text:span></text:p>
      <text:p text:style-name="P29"><text:line-break/><text:span text:style-name="T42">Доменна-ключевая форма</text:span></text:p>
      <text:p text:style-name="P30">Ограничение домена — ограничение, предписывающее использование для определенного атрибута значений только из некоторого заданного домена (набора значений)<text:line-break/><text:line-break/>Ограничение ключа — это ограничение, утверждающее что некоторый атрибут или комбинация атрибутов представляет собой потенциальный ключ<text:line-break/><text:line-break/>Каждое наложенное ограничение на таблицу должно являться логиечским следствием ограничений доменов и ограничений ключей, которые накладываются на данную таблицу</text:p>
      <text:p text:style-name="P30"/>
      <text:p text:style-name="P31"><text:span text:style-name="T40">Шестая нормальная форма (хронологические БД)</text:span><text:line-break/>таблица должна удовлетворять всем нетривиальным зависимостям соединения</text:p>
      <text:p text:style-name="P31"><text:line-break/>Таблица находится в 6<text:span text:style-name="T15">NF </text:span>когда она неприводима — т.е. Не может быть подвергнута дальнейшей декомпозии без потерь</text:p>
      <text:p text:style-name="P17"/>
      <text:p text:style-name="P17"/>
      <text:p text:style-name="P41">DDL</text:p>
      <text:p text:style-name="P16">операторы в <text:span text:style-name="T15">sql </text:span>делятся на несколько групп в зависимости от решаемых задач<text:line-break/>1. <text:span text:style-name="T15">DDL – data definition language <text:line-break/><text:tab/>р</text:span>аботают с таблицами<text:line-break/><text:tab/><text:span text:style-name="T15">CREATE – </text:span>создание объекта в БД<text:line-break/><text:soft-page-break/><text:tab/><text:span text:style-name="T15">ALTER – </text:span>изменение объекта в БД<text:line-break/> <text:tab/><text:span text:style-name="T15">DROP – </text:span>удаление обьекта<text:span text:style-name="T15"><text:line-break/>2. DML – data manipulation language<text:line-break/><text:tab/></text:span>работают с содержимым таблиц<text:line-break/><text:tab/><text:span text:style-name="T15">SELECT<text:line-break/><text:tab/>INSERT<text:line-break/><text:tab/>UPDATE</text:span></text:p>
      <text:p text:style-name="P7"><text:tab/>DELETE</text:p>
      <text:p text:style-name="P16"><text:span text:style-name="T15">3. DCL – data control language<text:line-break/> </text:span>определяет доступ к данным<text:line-break/><text:tab/> <text:span text:style-name="T15">GRANT - <text:s/></text:span>предоставление доступа<text:span text:style-name="T15"><text:line-break/><text:tab/> REVOKE – </text:span>отзыв выданного доступа</text:p>
      <text:p text:style-name="P16"><text:span text:style-name="T15"><text:tab/> DENY – </text:span>запрет доступа</text:p>
      <text:p text:style-name="P16"><text:span text:style-name="T15">4. </text:span><text:span text:style-name="T16">TCL – transaction control language<text:line-break/> </text:span><text:span text:style-name="T36">управление транзакциями<text:line-break/><text:tab/></text:span><text:span text:style-name="T16">BEGIN TRANSACTION – </text:span><text:span text:style-name="T36">начало транзакции</text:span><text:span text:style-name="T16"><text:line-break/><text:tab/>COMMIT TRANSACTION – </text:span><text:span text:style-name="T36">изменение команды в транзакции</text:span><text:span text:style-name="T16"><text:line-break/><text:tab/>ROLLBACK TRANSACTION – </text:span><text:span text:style-name="T36">откат транзакции</text:span><text:span text:style-name="T16"><text:line-break/><text:tab/>SAVE TRANSACTION – </text:span><text:span text:style-name="T36">промежуточная точка сохранения внутри транзакции</text:span></text:p>
      <text:p text:style-name="P7"/>
      <text:p text:style-name="P5"/>
      <text:p text:style-name="P6"><text:span text:style-name="T56">ACID</text:span> – <text:span text:style-name="T1">набор требований которые обеспечивают сохранность данных</text:span></text:p>
      <text:p text:style-name="P6"><text:span text:style-name="T57">Atomicity</text:span><text:span text:style-name="T37"> – </text:span><text:span text:style-name="T3">каждая транзакция выполнена полностью либо не выполнена вообще</text:span><text:span text:style-name="T37"><text:line-break/></text:span><text:span text:style-name="T57">Consistency</text:span><text:span text:style-name="T3"> (согласованность) </text:span><text:span text:style-name="T37">– </text:span><text:span text:style-name="T3">законченная транзакция сохраняет согласованность базы данных Каждая успешная транзакция фиксирует только доупстимые результаты</text:span><text:span text:style-name="T37"><text:line-break/></text:span><text:span text:style-name="T57">Isolation</text:span><text:span text:style-name="T37"> – </text:span><text:span text:style-name="T4">во время выполнения транзакции параллельные транзакции не должны оказывать влияние на нашу транзакцию</text:span><text:span text:style-name="T37"><text:line-break/></text:span><text:span text:style-name="T57">Durability</text:span><text:span text:style-name="T37"> - if a transaction is successfully committed, the changes must be permanent in the database regardless of the condition such as power failure or program crash. On the contrary, if the program crashes before the transaction is committed, the change should not persist.</text:span><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9"><text:soft-page-break/>Практика</text:p>
      <text:p text:style-name="P39"/>
      <text:p text:style-name="P48">1. <text:span text:style-name="T15">CSV </text:span>файл <text:span text:style-name="T58">табличку</text:span> <text:span text:style-name="T15">employe</text:span><text:span text:style-name="T31">s.csv</text:span><text:span text:style-name="T15"><text:line-break/></text:span><text:span text:style-name="T56">0</text:span><text:span text:style-name="T25">NF</text:span><text:span text:style-name="T15"> </text:span>(строки не пронумерованы — порядок строк и столбцев не имеет значения)<text:span text:style-name="T15"><text:line-break/>- </text:span>убрать нумерацию строк<text:line-break/>- дать имена столбцам</text:p>
      <text:p text:style-name="P4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9">first_name</text:p>
          </table:table-cell>
          <table:table-cell table:style-name="Table2.A1" office:value-type="string">
            <text:p text:style-name="P49">last_name</text:p>
          </table:table-cell>
          <table:table-cell table:style-name="Table2.A1" office:value-type="string">
            <text:p text:style-name="P49">position</text:p>
          </table:table-cell>
          <table:table-cell table:style-name="Table2.A1" office:value-type="string">
            <text:p text:style-name="P49">department</text:p>
          </table:table-cell>
          <table:table-cell table:style-name="Table2.A1" office:value-type="string">
            <text:p text:style-name="P49">dep_description</text:p>
          </table:table-cell>
          <table:table-cell table:style-name="Table2.A1" office:value-type="string">
            <text:p text:style-name="P49">contact</text:p>
          </table:table-cell>
        </table:table-row>
      </table:table>
      <text:p text:style-name="Standard"/>
      <text:p text:style-name="P48"/>
      <text:p text:style-name="P44"><text:span text:style-name="T9">.</text:span><text:span text:style-name="T31">mode csv</text:span></text:p>
      <text:p text:style-name="P40">.<text:span text:style-name="T15">import </text:span><text:span text:style-name="T30">employe</text:span><text:span text:style-name="T15">s</text:span><text:span text:style-name="T30">.csv </text:span><text:span text:style-name="T15">employes<text:line-break/>.headers on<text:line-break/>.mode column<text:line-break/>select * from employes;<text:line-break/><text:line-break/>2. </text:span><text:span text:style-name="T25">1NF</text:span><text:span text:style-name="T15"> (</text:span>в таблице нет дубликатов, в ячейке хранится атомарное значение, в столбце даннеы одного типа, отсутсвуют массивы и списки в любом виде)</text:p>
      <text:p text:style-name="P40"><text:span text:style-name="T15">- </text:span>удалить дубликаты<text:line-break/>- разбить <text:span text:style-name="T15">contact </text:span>на два столбца <text:span text:style-name="T15">phone </text:span>и <text:span text:style-name="T15">type<text:line-break/><text:line-break/><text:line-break/>select rowid, first_name from employes;<text:line-break/>delete from employes where rowid = 5; <text:s/><text:line-break/></text:span></text:p>
      <text:p text:style-name="P45">ALTER TABLE employes RENAME to employes_temp;<text:line-break/><text:line-break/>CREATE TABLE IF NOT EXISTS employes(</text:p>
      <text:p text:style-name="P45">first_name TEXT, <text:s/></text:p>
      <text:p text:style-name="P45">last_name TEXT, <text:s text:c="2"/></text:p>
      <text:p text:style-name="P45">position TEXT,</text:p>
      <text:p text:style-name="P45">department TEXT,</text:p>
      <text:p text:style-name="P47">dep_description TEXT<text:span text:style-name="T14">,</text:span></text:p>
      <text:p text:style-name="P45">phone TEXT,</text:p>
      <text:p text:style-name="P45">phone_type <text:span text:style-name="T64">TEXT)</text:span>);</text:p>
      <text:p text:style-name="P45"/>
      <text:p text:style-name="P46"><text:s/>INSERT INTO employes(first_name,last_name,position,department,<text:span text:style-name="T59">dep_description,</text:span>phone,phone_type)</text:p>
      <text:p text:style-name="P50"><text:span text:style-name="T32"><text:s text:c="2"/>VALUES ('Иван','Иванов','инженер','производство','</text:span><text:span text:style-name="T60">описание подразделения Производство</text:span></text:p>
      <text:p text:style-name="P50"><text:span text:style-name="T32">'</text:span><text:span text:style-name="T10">,</text:span><text:span text:style-name="T32">'957','Рабочий'), </text:span></text:p>
      <text:p text:style-name="P50"><text:span text:style-name="T32"><text:s text:c="2"/>('Сергей','Сергеев','бухгалтер','бухгалтерия','</text:span><text:span text:style-name="T60">описание подразделения Бухгалтерия</text:span></text:p>
      <text:p text:style-name="P50"><text:span text:style-name="T32">','843','Рабочий'),</text:span></text:p>
      <text:p text:style-name="P50"><text:span text:style-name="T32"><text:s text:c="2"/>('Сергей','Сергеев','бухгалтер','бухгалтерия','</text:span><text:span text:style-name="T60">описание подразделения Бухгалтерия</text:span></text:p>
      <text:p text:style-name="P50"><text:span text:style-name="T32">','55-55-55','Домашний'),</text:span></text:p>
      <text:p text:style-name="P50"><text:span text:style-name="T32"><text:s text:c="2"/>('Николай','Николаев','программист','ит','</text:span><text:span text:style-name="T60">описание подразделения </text:span><text:span text:style-name="T62">ИТ</text:span></text:p>
      <text:p text:style-name="P50"><text:span text:style-name="T32">','33-33-33','Домашний'),</text:span></text:p>
      <text:p text:style-name="P50"><text:span text:style-name="T32"><text:s text:c="2"/>('Анатолий','Анатольевич','инженер','управление','</text:span><text:span text:style-name="T61">о</text:span><text:span text:style-name="T60">писание подразделения Управление</text:span></text:p>
      <text:p text:style-name="P50"><text:soft-page-break/><text:span text:style-name="T32">','333','Рабочий'); </text:span><text:span text:style-name="T31"><text:line-break/><text:line-break/></text:span><text:span text:style-name="T33">3 </text:span><text:span text:style-name="T27">2NF</text:span></text:p>
      <text:p text:style-name="P51"><text:span text:style-name="T34">- </text:span><text:span text:style-name="T11">должна быть 1</text:span><text:span text:style-name="T34">NF<text:line-break/> - </text:span><text:span text:style-name="T11">должен быть ключ<text:line-break/> - </text:span><text:span text:style-name="T12">все неключевые столбцы должны зависеть от полного ключа (в случае если ключ составной)</text:span></text:p>
      <text:p text:style-name="P51"><text:span text:style-name="T12"/></text:p>
      <text:p text:style-name="P51"><text:span text:style-name="T13">идеальный ключ таб номер (по биз процессу) но у нас есть Сергей Сергеев 2а раза — составной ключ а ля таб номер и телефон не подходит т. к. тип телефона не зависит от таб номера<text:line-break/><text:line-break/>декомпозиция<text:line-break/>ALTER TABLE employes RENAME to employes_temp2;<text:line-break/></text:span><text:span text:style-name="T33"><text:line-break/>CREATE TABLE IF NOT EXISTS phones( <text:s text:c="4"/></text:span></text:p>
      <text:p text:style-name="P51"><text:span text:style-name="T33">phoneId INTEGER PRIMARY KEY AUTOINCREMENT,</text:span></text:p>
      <text:p text:style-name="P51"><text:span text:style-name="T33">phone TEXT,</text:span></text:p>
      <text:p text:style-name="P51"><text:span text:style-name="T33">phone_type TEXT);</text:span></text:p>
      <text:p text:style-name="P51"><text:span text:style-name="T33"/></text:p>
      <text:p text:style-name="P51"><text:span text:style-name="T31"><text:line-break/>CREATE TABLE IF NOT EXISTS employes(</text:span></text:p>
      <text:p text:style-name="P51"><text:span text:style-name="T31">employeId INTEGER PRIMARY KEY AUTOINCREMENT,</text:span></text:p>
      <text:p text:style-name="P51"><text:span text:style-name="T31">first_name TEXT, <text:s/></text:span></text:p>
      <text:p text:style-name="P51"><text:span text:style-name="T31">last_name TEXT, <text:s text:c="6"/></text:span></text:p>
      <text:p text:style-name="P51"><text:span text:style-name="T31">position TEXT, <text:s text:c="7"/></text:span></text:p>
      <text:p text:style-name="P51"><text:span text:style-name="T31">department TEXT, <text:s text:c="5"/></text:span></text:p>
      <text:p text:style-name="P51"><text:span text:style-name="T31">dep_description TEXT);</text:span></text:p>
      <text:p text:style-name="P51"><text:span text:style-name="T31"/></text:p>
      <text:p text:style-name="P51"><text:span text:style-name="T31">CREATE TABLE joinPhone(</text:span></text:p>
      <text:p text:style-name="P51"><text:span text:style-name="T31">phoneId INTEGER NOT NULL,</text:span></text:p>
      <text:p text:style-name="P51"><text:span text:style-name="T31">employeId INTEGER NOT NULL,</text:span></text:p>
      <text:p text:style-name="P51"><text:span text:style-name="T31">PRIMARY KEY (phoneId, employeId),</text:span></text:p>
      <text:p text:style-name="P51"><text:span text:style-name="T31">FOREIGN KEY (phoneId) REFERENCES phones (phoneId),</text:span></text:p>
      <text:p text:style-name="P51"><text:span text:style-name="T31">FOREIGN KEY (employeId) REFERENCES employes (employeId));</text:span></text:p>
      <text:p text:style-name="P51"><text:span text:style-name="T31"/></text:p>
      <text:p text:style-name="P51"><text:span text:style-name="T31">INSERT INTO employes (first_name,last_name,position,department,dep_description)</text:span></text:p>
      <text:p text:style-name="P51"><text:span text:style-name="T31">select first_name,last_name,position,department,dep_description from employes_temp2 where rowid!=3; </text:span></text:p>
      <text:p text:style-name="P51"><text:span text:style-name="T31"/></text:p>
      <text:p text:style-name="P51"><text:span text:style-name="T31">INSERT INTO phones(phone, phone_type)</text:span></text:p>
      <text:p text:style-name="P51"><text:span text:style-name="T31">select phone, phone_type from employes_temp2;</text:span></text:p>
      <text:p text:style-name="P51"><text:span text:style-name="T31"/></text:p>
      <text:p text:style-name="P52"><text:span text:style-name="T31">I</text:span><text:span text:style-name="T15">NSERT INTO joinPhone(employeId, phoneId)<text:line-break/>VALUES (1,1), (2,2),(2,3),(3,4),(4,5);</text:span></text:p>
      <text:p text:style-name="P52"><text:span text:style-name="T15"/></text:p>
      <text:p text:style-name="P52"><text:span text:style-name="T15">PRAGMA foreign_keys = ON;</text:span></text:p>
      <text:p text:style-name="P51"><text:span text:style-name="T31"/></text:p>
      <text:p text:style-name="P51"><text:span text:style-name="T31">CREATE VIEW employes_with_phone AS</text:span></text:p>
      <text:p text:style-name="P51"><text:span text:style-name="T31">select first_name, last_name, phones.phone as phone, phones.phone_type as phone_type from employes </text:span></text:p>
      <text:p text:style-name="P51"><text:soft-page-break/><text:span text:style-name="T31">INNER JOIN joinPhone USING (employeId)</text:span></text:p>
      <text:p text:style-name="P51"><text:span text:style-name="T31">INNER JOIN phones USING(phoneId);</text:span></text:p>
      <text:p text:style-name="P51"><text:span text:style-name="T31"/></text:p>
      <text:p text:style-name="P51"><text:span text:style-name="T31"/></text:p>
      <text:p text:style-name="P53"><text:span text:style-name="T31">4 </text:span><text:span text:style-name="T25">3NF</text:span><text:span text:style-name="T15"> <text:line-break/></text:span></text:p>
      <text:p text:style-name="P53"><text:span text:style-name="T15"><text:line-break/>- таблица должна быть во 2NF</text:span></text:p>
      <text:p text:style-name="P52"><text:span text:style-name="T15">- в таблице должна отсутствовать транзитивная зависимость</text:span></text:p>
      <text:p text:style-name="P52"><text:span text:style-name="T15"/></text:p>
      <text:p text:style-name="P53"><text:span text:style-name="T15">ALTER TABLE employes RENAME TO <text:s/>employes_temp3;</text:span></text:p>
      <text:p text:style-name="P53"><text:span text:style-name="T15"/></text:p>
      <text:p text:style-name="P53"><text:span text:style-name="T15">CREATE TABLE departments(</text:span></text:p>
      <text:p text:style-name="P53"><text:span text:style-name="T15">departmentId INTEGER PRIMARY KEY AUTOINCREMENT,<text:line-break/></text:span><text:span text:style-name="T35">department TEXT,</text:span></text:p>
      <text:p text:style-name="P53"><text:span text:style-name="T15">dep_description TEXT);</text:span></text:p>
      <text:p text:style-name="P53"><text:span text:style-name="T15"/></text:p>
      <text:p text:style-name="P52"><text:span text:style-name="T15">CREATE TABLE IF NOT EXISTS employes(</text:span></text:p>
      <text:p text:style-name="P52"><text:span text:style-name="T15">employeId INTEGER PRIMARY KEY AUTOINCREMENT,</text:span></text:p>
      <text:p text:style-name="P52"><text:span text:style-name="T15">first_name TEXT,</text:span></text:p>
      <text:p text:style-name="P52"><text:span text:style-name="T15">last_name TEXT,</text:span></text:p>
      <text:p text:style-name="P52"><text:span text:style-name="T15">position TEXT,</text:span></text:p>
      <text:p text:style-name="P52"><text:span text:style-name="T15">departmentId INTEGER NOT NULL,</text:span></text:p>
      <text:p text:style-name="P52"><text:span text:style-name="T15">FOREIGN KEY (departmentId) REFERENCES departments(departmnetId)</text:span></text:p>
      <text:p text:style-name="P52"><text:span text:style-name="T15">);</text:span></text:p>
      <text:p text:style-name="P52"><text:span text:style-name="T15"/></text:p>
      <text:p text:style-name="P52"><text:span text:style-name="T15">PRAGMA foreign_keys = off;</text:span></text:p>
      <text:p text:style-name="P52"><text:span text:style-name="T15">insert into departments(department, dep_description) <text:s text:c="3"/></text:span></text:p>
      <text:p text:style-name="P52"><text:span text:style-name="T15"><text:s/>select department, dep_description from employes_temp3;</text:span></text:p>
      <text:p text:style-name="P52"><text:span text:style-name="T15"/></text:p>
      <text:p text:style-name="P52"><text:span text:style-name="T15">insert into employes(first_name, last_name, position, departmentId)</text:span></text:p>
      <text:p text:style-name="P52"><text:span text:style-name="T15"><text:s/>select first_name, last_name, position, departments.departmentId from employes_temp3 <text:s text:c="10"/></text:span></text:p>
      <text:p text:style-name="P52"><text:span text:style-name="T15"><text:s/>inner join departments ON departments.department = employes_temp3.department; </text:span></text:p>
      <text:p text:style-name="P52"><text:span text:style-name="T15"/></text:p>
      <text:p text:style-name="P54"><text:span text:style-name="T15">CREATE VIEW employes_department AS</text:span></text:p>
      <text:p text:style-name="P54"><text:span text:style-name="T15"><text:s text:c="2"/>select first_name, last_name, position, departments.department as department from employes</text:span></text:p>
      <text:p text:style-name="P54"><text:span text:style-name="T15"><text:s text:c="2"/>inner join departments USING (departmentId);</text:span></text:p>
      <text:p text:style-name="P54"><text:span text:style-name="T15"/></text:p>
      <text:p text:style-name="P54"><text:span text:style-name="T15"/></text:p>
      <text:p text:style-name="P54"><text:span text:style-name="T25">DDL</text:span><text:span text:style-name="T15"><text:line-break/> <text:s/>CREATE – table, view, trigger, index</text:span></text:p>
      <text:p text:style-name="P54"><text:span text:style-name="T15">create index names ON employes (first_name, last_name);</text:span></text:p>
      <text:p text:style-name="P54"><text:span text:style-name="T15">EXPLAIN </text:span></text:p>
      <text:p text:style-name="P54"><text:span text:style-name="T15"/></text:p>
      <text:p text:style-name="P54"><text:span text:style-name="T15">CREATE TRIGGER logPhone</text:span></text:p>
      <text:p text:style-name="P54"><text:span text:style-name="T15"><text:s text:c="3"/>AFTER INSERT ON phones </text:span></text:p>
      <text:p text:style-name="P54"><text:span text:style-name="T15"><text:s text:c="3"/>BEGIN</text:span></text:p>
      <text:p text:style-name="P54"><text:span text:style-name="T15"><text:s text:c="3"/>INSERT INTO logs(data) VALUES(DATETIME('NOW'));</text:span></text:p>
      <text:p text:style-name="P54"><text:span text:style-name="T15"><text:s text:c="3"/>END;</text:span></text:p>
      <text:p text:style-name="P54"><text:soft-page-break/><text:span text:style-name="T15"><text:line-break/> <text:s/></text:span><text:span text:style-name="T25">ALTER</text:span><text:span text:style-name="T15"> – table name <text:tab/></text:span></text:p>
      <text:p text:style-name="P54"><text:span text:style-name="T15"/></text:p>
      <text:p text:style-name="P54"><text:span text:style-name="T15"><text:s text:c="2"/></text:span><text:span text:style-name="T25">DROP</text:span><text:span text:style-name="T15"> TABLE <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2T11:30:09.248000000</meta:creation-date>
    <meta:generator>LibreOffice/7.6.0.3$Windows_X86_64 LibreOffice_project/69edd8b8ebc41d00b4de3915dc82f8f0fc3b6265</meta:generator>
    <dc:date>2024-02-22T08:51:50.175000000</dc:date>
    <meta:editing-duration>PT20H23M38S</meta:editing-duration>
    <meta:editing-cycles>53</meta:editing-cycles>
    <meta:document-statistic meta:table-count="1" meta:image-count="0" meta:object-count="0" meta:page-count="9" meta:paragraph-count="160" meta:word-count="1612" meta:character-count="12399" meta:non-whitespace-character-count="10682"/>
  </office:meta>
</office:document-meta>
</file>